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erwartete Wellenlänge [nm]</text:p>
          </table:table-cell>
          <table:table-cell office:value-type="string" table:style-name="ce1">
            <text:p>dwellenl</text:p>
          </table:table-cell>
          <table:table-cell office:value-type="string" table:style-name="ce1">
            <text:p>zugeordnete Wellenlänge [nm]</text:p>
          </table:table-cell>
          <table:table-cell office:value-type="string" table:style-name="ce1">
            <text:p>dwellenl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70.6300000000001" table:style-name="ce1">
            <text:p>1170.63</text:p>
          </table:table-cell>
          <table:table-cell office:value-type="float" office:value="1.84" table:style-name="ce1">
            <text:p>1.84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21.34" table:style-name="ce1">
            <text:p>621.34</text:p>
          </table:table-cell>
          <table:table-cell office:value-type="float" office:value="0.82" table:style-name="ce1">
            <text:p>0.82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17.91999999999996" table:style-name="ce1">
            <text:p>517.92</text:p>
          </table:table-cell>
          <table:table-cell office:value-type="float" office:value="0.71" table:style-name="ce1">
            <text:p>0.71</text:p>
          </table:table-cell>
          <table:table-cell office:value-type="float" office:value="512.81700000000001" table:style-name="ce1">
            <text:p>512.817</text:p>
          </table:table-cell>
          <table:table-cell office:value-type="float" office:value="2.036" table:style-name="ce1">
            <text:p>2.036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76.94" table:style-name="ce1">
            <text:p>476.94</text:p>
          </table:table-cell>
          <table:table-cell office:value-type="float" office:value="0.66" table:style-name="ce1">
            <text:p>0.66</text:p>
          </table:table-cell>
          <table:table-cell office:value-type="float" office:value="472.67399999999998" table:style-name="ce1">
            <text:p>472.674</text:p>
          </table:table-cell>
          <table:table-cell office:value-type="float" office:value="1.47" table:style-name="ce2">
            <text:p>1.47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55.93" table:style-name="ce1">
            <text:p>455.93</text:p>
          </table:table-cell>
          <table:table-cell office:value-type="float" office:value="0.63" table:style-name="ce1">
            <text:p>0.63</text:p>
          </table:table-cell>
          <table:table-cell office:value-type="float" office:value="457.19200000000001" table:style-name="ce1">
            <text:p>457.192</text:p>
          </table:table-cell>
          <table:table-cell office:value-type="float" office:value="1.6379999999999999" table:style-name="ce1">
            <text:p>1.638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43.55" table:style-name="ce1">
            <text:p>443.55</text:p>
          </table:table-cell>
          <table:table-cell office:value-type="float" office:value="0.61" table:style-name="ce1">
            <text:p>0.61</text:p>
          </table:table-cell>
          <table:table-cell office:value-type="float" office:value="440.20800000000003" table:style-name="ce1">
            <text:p>440.208</text:p>
          </table:table-cell>
          <table:table-cell office:value-type="float" office:value="1.76" table:style-name="ce1">
            <text:p>1.76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Ema</meta:initial-creator>
    <dc:creator>Ema</dc:creator>
    <meta:creation-date>2019-11-17T10:50:15Z</meta:creation-date>
    <dc:date>2019-11-17T14:31:33Z</dc:date>
  </office:meta>
</office:document-meta>
</file>